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OpenSymbol1" svg:font-family="OpenSymbol"/>
    <style:font-face style:name="Trebuchet MS" svg:font-family="'Trebuchet M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3"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4" style:family="paragraph" style:parent-style-name="Text_20_body">
      <style:paragraph-properties fo:margin-top="0cm" fo:margin-bottom="0cm" fo:line-height="138%" style:writing-mode="lr-tb"/>
      <style:text-properties fo:font-variant="normal" fo:text-transform="none" fo:color="#000000" style:text-line-through-style="none" style:text-underline-style="none" style:text-blinking="false" fo:background-color="transparent"/>
    </style:style>
    <style:style style:name="P5" style:family="paragraph" style:parent-style-name="Text_20_body">
      <style:paragraph-properties fo:margin-top="0cm" fo:margin-bottom="0cm" fo:line-height="138%" style:writing-mode="lr-tb"/>
      <style:text-properties fo:font-weight="normal"/>
    </style:style>
    <style:style style:name="P6" style:family="paragraph" style:parent-style-name="Text_20_body">
      <style:paragraph-properties fo:margin-left="0.635cm" fo:margin-right="0cm" fo:margin-top="0cm" fo:margin-bottom="0cm" fo:line-height="138%" fo:text-indent="0cm" style:auto-text-indent="false" style:writing-mode="lr-tb"/>
    </style:style>
    <style:style style:name="P7" style:family="paragraph" style:parent-style-name="Text_20_body">
      <style:paragraph-properties fo:margin-left="1.27cm" fo:margin-right="0cm" fo:margin-top="0cm" fo:margin-bottom="0cm" fo:line-height="138%" fo:text-indent="0cm" style:auto-text-indent="false" style:writing-mode="lr-tb"/>
    </style:style>
    <style:style style:name="P8" style:family="paragraph" style:parent-style-name="Text_20_body">
      <style:paragraph-properties fo:margin-left="1.27cm" fo:margin-right="0cm" fo:margin-top="0cm" fo:margin-bottom="0cm" fo:line-height="138%" fo:text-indent="0cm" style:auto-text-indent="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9" style:family="paragraph" style:parent-style-name="Text_20_body">
      <style:paragraph-properties fo:margin-left="1.27cm" fo:margin-right="0cm" fo:margin-top="0cm" fo:margin-bottom="0cm" fo:line-height="138%" fo:text-indent="0cm" style:auto-text-indent="false" style:writing-mode="lr-tb"/>
      <style:text-properties fo:font-weight="normal"/>
    </style:style>
    <style:style style:name="P10" style:family="paragraph" style:parent-style-name="Text_20_body">
      <style:paragraph-properties fo:margin-left="3.81cm" fo:margin-right="0cm" fo:margin-top="0cm" fo:margin-bottom="0cm" fo:line-height="138%" fo:text-indent="0cm" style:auto-text-indent="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1" style:family="paragraph" style:parent-style-name="Text_20_body">
      <style:paragraph-properties fo:margin-left="3.81cm" fo:margin-right="0cm" fo:margin-top="0cm" fo:margin-bottom="0cm" fo:line-height="138%" fo:text-indent="0cm" style:auto-text-indent="false" style:writing-mode="lr-tb"/>
      <style:text-properties fo:font-weight="normal"/>
    </style:style>
    <style:style style:name="P12" style:family="paragraph" style:parent-style-name="Text_20_body">
      <style:paragraph-properties fo:margin-left="5.08cm" fo:margin-right="0cm" fo:margin-top="0cm" fo:margin-bottom="0cm" fo:line-height="138%" fo:text-indent="0cm" style:auto-text-indent="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3" style:family="paragraph" style:parent-style-name="Text_20_body">
      <style:paragraph-properties fo:margin-left="0cm" fo:margin-right="0cm" fo:margin-top="0cm" fo:margin-bottom="0cm" fo:line-height="138%" fo:text-indent="1.27cm" style:auto-text-indent="false" style:writing-mode="lr-tb"/>
      <style:text-properties fo:font-weight="normal"/>
    </style:style>
    <style:style style:name="P14" style:family="paragraph" style:parent-style-name="Text_20_body">
      <style:paragraph-properties fo:margin-left="0cm" fo:margin-right="0cm" fo:margin-top="0cm" fo:margin-bottom="0cm" fo:line-height="138%" fo:text-indent="1.27cm" style:auto-text-indent="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5" style:family="paragraph" style:parent-style-name="Text_20_body">
      <style:paragraph-properties fo:margin-left="7.62cm" fo:margin-right="0cm" fo:margin-top="0cm" fo:margin-bottom="0cm" fo:line-height="138%" fo:text-indent="1.27cm" style:auto-text-indent="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6" style:family="paragraph" style:parent-style-name="Text_20_body">
      <style:paragraph-properties fo:break-before="page"/>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7" style:family="paragraph" style:parent-style-name="Standard">
      <style:paragraph-properties fo:break-before="page"/>
    </style:style>
    <style:style style:name="P18" style:family="paragraph" style:parent-style-name="Standard">
      <style:text-properties fo:font-weight="bold" style:font-weight-asian="bold" style:font-weight-complex="bold"/>
    </style:style>
    <style:style style:name="P19" style:family="paragraph" style:parent-style-name="Heading_20_2">
      <style:paragraph-properties fo:margin-top="0.353cm" fo:margin-bottom="0cm" fo:line-height="138%" style:writing-mode="lr-tb"/>
      <style:text-properties fo:font-variant="normal" fo:text-transform="none" fo:color="#000000" style:text-line-through-style="none" style:font-name="Trebuchet MS" fo:font-size="12.75pt" fo:font-style="normal" style:text-underline-style="none" fo:font-weight="bold" style:text-blinking="false" fo:background-color="transparent"/>
    </style:style>
    <style:style style:name="P20" style:family="paragraph" style:parent-style-name="Heading_20_1">
      <style:paragraph-properties fo:margin-top="0.353cm" fo:margin-bottom="0cm" fo:line-height="138%" style:writing-mode="lr-tb"/>
      <style:text-properties fo:font-variant="normal" fo:text-transform="none" fo:color="#000000" style:text-line-through-style="none" style:font-name="Trebuchet MS" fo:font-size="15.75pt" fo:font-style="normal" style:text-underline-style="none" fo:font-weight="normal" style:text-blinking="false" fo:background-color="transparent"/>
    </style:style>
    <style:style style:name="P21" style:family="paragraph" style:parent-style-name="Heading_20_2">
      <style:paragraph-properties fo:margin-top="0.353cm" fo:margin-bottom="0cm" fo:line-height="138%" fo:break-before="page" style:writing-mode="lr-tb"/>
      <style:text-properties fo:font-variant="normal" fo:text-transform="none" fo:color="#000000" style:text-line-through-style="none" style:font-name="Trebuchet MS" fo:font-size="12.75pt" fo:font-style="normal" style:text-underline-style="none" fo:font-weight="bold" style:text-blinking="false" fo:background-color="transparent"/>
    </style:style>
    <style:style style:name="P22" style:family="paragraph" style:parent-style-name="Heading_20_1">
      <style:paragraph-properties fo:margin-top="0.353cm" fo:margin-bottom="0cm" fo:line-height="138%" fo:break-before="page" style:writing-mode="lr-tb"/>
      <style:text-properties fo:font-variant="normal" fo:text-transform="none" fo:color="#000000" style:text-line-through-style="none" style:font-name="Trebuchet MS" fo:font-size="15.75pt" fo:font-style="normal" style:text-underline-style="none" fo:font-weight="normal" style:text-blinking="false" fo:background-color="transparent"/>
    </style:style>
    <style:style style:name="P23" style:family="paragraph" style:parent-style-name="Text_20_body" style:list-style-name="L1">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4" style:family="paragraph" style:parent-style-name="Text_20_body" style:list-style-name="L2">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5"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6" style:family="paragraph" style:parent-style-name="Text_20_body">
      <style:paragraph-properties fo:margin-left="2.54cm" fo:margin-right="0cm" fo:margin-top="0cm" fo:margin-bottom="0cm" fo:line-height="138%" fo:text-indent="1.27cm" style:auto-text-indent="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7" style:family="paragraph" style:parent-style-name="Standard">
      <style:paragraph-properties fo:text-align="center" style:justify-single-word="false"/>
    </style:style>
    <style:style style:name="P28" style:family="paragraph" style:parent-style-name="Standard">
      <style:paragraph-properties fo:text-align="center" style:justify-single-word="false"/>
      <style:text-properties fo:font-size="88pt" style:font-size-asian="88pt" style:font-size-complex="88pt"/>
    </style:style>
    <style:style style:name="P29" style:family="paragraph" style:parent-style-name="Standard">
      <style:paragraph-properties fo:text-align="center" style:justify-single-word="false"/>
      <style:text-properties fo:font-size="16pt" style:font-size-asian="16pt" style:font-size-complex="16pt"/>
    </style:style>
    <style:style style:name="P30"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T1" style:family="text">
      <style:text-properties fo:font-variant="normal" fo:text-transform="none" fo:color="#000000" style:text-line-through-style="none" style:text-underline-style="none" style:text-blinking="false" fo:background-color="transparent" loext:char-shading-value="0"/>
    </style:style>
    <style:style style:name="T2" style:family="text">
      <style:text-properties fo:font-variant="normal" fo:text-transform="none" fo:color="#000000" style:text-line-through-style="none"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font-name="Arial" fo:font-size="11.25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font-name="Arial" fo:font-size="11.25pt" fo:font-style="normal" style:text-underline-style="none" fo:font-weight="bold" style:text-blinking="false" fo:background-color="transparent" loext:char-shading-value="0"/>
    </style:style>
    <style:style style:name="T5" style:family="text">
      <style:text-properties fo:font-variant="normal" fo:text-transform="none" fo:color="#1155cc" style:text-line-through-style="none" style:font-name="Arial" fo:font-size="11.25pt" fo:font-style="normal" style:text-underline-style="solid" style:text-underline-width="auto" style:text-underline-color="font-color" fo:font-weight="normal" style:text-blinking="false" fo:background-color="transparent" loext:char-shading-value="0"/>
    </style:style>
    <style:style style:name="T6" style:family="text">
      <style:text-properties style:font-name="Arial" fo:font-size="11.25pt" fo:font-style="normal" fo:font-weight="normal"/>
    </style:style>
    <style:style style:name="T7" style:family="text">
      <style:text-properties style:font-name="Courier New" fo:font-size="11.25pt" fo:font-style="normal"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text:p>
      <text:p text:style-name="P28">Nucheron IV</text:p>
      <text:p text:style-name="P27"/>
      <text:p text:style-name="P27">Aka</text:p>
      <text:p text:style-name="P27">Storymaattori </text:p>
      <text:p text:style-name="Standard"/>
      <text:p text:style-name="Standard"/>
      <text:p text:style-name="P30">A game of space marines and the evil of R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BY:</text:p>
      <text:p text:style-name="Standard"/>
      <text:p text:style-name="Standard"/>
      <text:p text:style-name="P29">Kalle Alanen</text:p>
      <text:p text:style-name="P29">Valtter Taipale</text:p>
      <text:p text:style-name="P17">Building the project:</text:p>
      <text:p text:style-name="Standard"/>
      <text:p text:style-name="Standard">Requirements: Unity3D 5.0. Packaged project files</text:p>
      <text:p text:style-name="Standard"/>
      <text:p text:style-name="Standard">Unpack the project files (storymaattori.zip) to a folder in your computer. When the unpacking is completed, open the project location with Unity3D editor.</text:p>
      <text:p text:style-name="Standard"/>
      <text:p text:style-name="Standard">You can then build the project to different systems. The project is tested to work on Windows 7 64bit with a screen resolution of 1600x900 and 1024x768. To build the project select File-&gt; Build Settings, select the system you want, click Switch Platform. Check Player Settings to make sure everything is OK. When all is in order hit Build if you want to save it or Build and Run if you want to run it after saving.</text:p>
      <text:p text:style-name="P17">Starting:</text:p>
      <text:p text:style-name="Standard"/>
      <text:p text:style-name="Standard">Doubleclick the .exe file under bin folder in the zip.</text:p>
      <text:p text:style-name="Standard"/>
      <text:p text:style-name="Standard"/>
      <text:p text:style-name="Standard">The game has no specific goal. You send soldiers on missions and watch how they grow.</text:p>
      <text:p text:style-name="Standard"/>
      <text:p text:style-name="P18">Main Menu:</text:p>
      <text:p text:style-name="Standard">The first screen you see is the Main Menu screen. New Game starts a new game. Quit game quits. Save/Load is not implemented yet.</text:p>
      <text:p text:style-name="Standard"/>
      <text:p text:style-name="P18">Game screen:</text:p>
      <text:p text:style-name="Standard">You start with six soldiers. Your dead will be replaced with 1:1 basis.</text:p>
      <text:p text:style-name="Standard"/>
      <text:p text:style-name="Standard">You see multiple buttons in the screen.</text:p>
      <text:p text:style-name="Standard"/>
      <text:p text:style-name="Standard">Soldiers: You can see your alive soldiers in this screen. Next and Previous buttons switch soldiers (if you have enough).</text:p>
      <text:p text:style-name="Standard"/>
      <text:p text:style-name="Standard">Honored Dead: You can see the dead soldiers in this screen. Works the same as Soldiers.</text:p>
      <text:p text:style-name="Standard"/>
      <text:p text:style-name="Standard">Mission Log: You can see the missions your soldiers have participated in. Return button retuns to main screen.</text:p>
      <text:p text:style-name="Standard"/>
      <text:p text:style-name="Standard">Next Mission: <text:s/>You have detected aliens! Now it is time to send troops to take care of the problem. You need four (4) soldiers to participate in a mission. If you need more you can use the “NEW SOLTTU” button to create some. To send a specific soldier to the mission you click the SEND! button next to the soldier's name. If you need to remove a soldier click the button again. Once you have selected the soldiers, click GO!. The game enacts the mission and saves information about it in the soldier screen and mission log screen.</text:p>
      <text:p text:style-name="Standard"/>
      <text:p text:style-name="Standard"/>
      <text:p text:style-name="Standard">ESC-keyboard button brings up a menu. Resume (or ESC) returns to the game. Quit quits the application. Save is not implemented yet.</text:p>
      <text:p text:style-name="P17">The project plan was to make a game that generates a story as it goes. We decided on a space marine simulator where the soldiers fight alien creepy crawlies. The plan was to make use of a random text generator to generate content. The generator works, but it is never used in the game itself though.</text:p>
      <text:p text:style-name="Standard"/>
      <text:p text:style-name="Standard">Original design document attached to end.</text:p>
      <text:p text:style-name="P17">Due to the fact that the team originally consisted of three members and one dropped out without telling us (we believed the member was doing his/her part) the planning process was not as thought out as could have been. Thus Structure Planned is non-existant, and as such Structure Realized differs from it quite a bit.</text:p>
      <text:p text:style-name="P17">Due to lack of time we weren't able to do everything we wanted to. Communication between team members was not the best, with third member dropping out without a word and as such</text:p>
      <text:p text:style-name="Standard"/>
      <text:p text:style-name="Standard">What didn't work: Meetings at the same time. Everyone in the group had different timetables and as such we weren't able to meet effeciently to plan &amp; code the game.</text:p>
      <text:p text:style-name="Standard"/>
      <text:p text:style-name="Standard">What worked: Unity3D was somewhat easy to get to work with git. Unity3D also worked as it was meant to be.</text:p>
      <text:p text:style-name="P17"/>
      <text:p text:style-name="P16"><text:bookmark text:name="docs-internal-guid-7e992dae-7249-4872-b188-bac8e722c73e"/>http://tee.do/queue/b14bbb1deed4880fadb6d9129f28473c/</text:p>
      <text:p text:style-name="P1"><text:line-break/><text:line-break/><text:span text:style-name="T1"></text:span></text:p>
      <text:p text:style-name="P6"><text:a xlink:type="simple" xlink:href="https://docs.google.com/document/d/1rIcUA_gzRU9PKKEzYl65CoV1zpXs4ZCBnlE2PrBXlMo/edit#heading=h.g5ofra2mwhmh"><text:span text:style-name="T5">PLÄN OF CREATING THIS ACTUAL GAME</text:span></text:a></text:p>
      <text:p text:style-name="P7"><text:a xlink:type="simple" xlink:href="https://docs.google.com/document/d/1rIcUA_gzRU9PKKEzYl65CoV1zpXs4ZCBnlE2PrBXlMo/edit#heading=h.62hjjay9q4m0"><text:span text:style-name="T5">THE TOY: Characters</text:span></text:a></text:p>
      <text:p text:style-name="P6"><text:a xlink:type="simple" xlink:href="https://docs.google.com/document/d/1rIcUA_gzRU9PKKEzYl65CoV1zpXs4ZCBnlE2PrBXlMo/edit#heading=h.91oiz2ecbcs3"><text:span text:style-name="T5">USER INTERFACE</text:span></text:a></text:p>
      <text:p text:style-name="P6"><text:a xlink:type="simple" xlink:href="https://docs.google.com/document/d/1rIcUA_gzRU9PKKEzYl65CoV1zpXs4ZCBnlE2PrBXlMo/edit#heading=h.9f5rypmjejx"><text:span text:style-name="T5">MISSION:</text:span></text:a></text:p>
      <text:p text:style-name="P7"><text:a xlink:type="simple" xlink:href="https://docs.google.com/document/d/1rIcUA_gzRU9PKKEzYl65CoV1zpXs4ZCBnlE2PrBXlMo/edit#heading=h.moqur8mcgql"><text:span text:style-name="T5">SOTILAS:</text:span></text:a></text:p>
      <text:p text:style-name="P7"><text:a xlink:type="simple" xlink:href="https://docs.google.com/document/d/1rIcUA_gzRU9PKKEzYl65CoV1zpXs4ZCBnlE2PrBXlMo/edit#heading=h.m90p029p1lsq"><text:span text:style-name="T5">tekstejä mitä tarvitaan:</text:span></text:a></text:p>
      <text:p text:style-name="P6"><text:a xlink:type="simple" xlink:href="https://docs.google.com/document/d/1rIcUA_gzRU9PKKEzYl65CoV1zpXs4ZCBnlE2PrBXlMo/edit#heading=h.wrmph0tld53n"><text:span text:style-name="T5">Stuffaa scene.unity:</text:span></text:a></text:p>
      <text:p text:style-name="P6"><text:a xlink:type="simple" xlink:href="https://docs.google.com/document/d/1rIcUA_gzRU9PKKEzYl65CoV1zpXs4ZCBnlE2PrBXlMo/edit#heading=h.8zme1p7jnavp"><text:span text:style-name="T5">COMBAT</text:span></text:a><text:span text:style-name="T2"></text:span></text:p>
      <text:p text:style-name="P1"><text:line-break/><text:line-break/></text:p>
      <text:p text:style-name="P2">16:53 &lt; Kaalanen&gt; github: https://github.com/Kaapelikala/storymaattori</text:p>
      <text:p text:style-name="P2">16:55 &lt; Kaalanen&gt; Jos windows git käytössä (http://git-scm.com/download/win)</text:p>
      <text:p text:style-name="P4">                 <text:span text:style-name="T6">windows-koneilla, asettakaa Local line break Windows style,</text:span></text:p>
      <text:p text:style-name="P4">                 <text:span text:style-name="T6">Remote linux style tms.</text:span></text:p>
      <text:p text:style-name="P2">16:56 &lt; Kaalanen&gt; Pysyvät line breakit silloin kondiksessa.</text:p>
      <text:p text:style-name="P4">                 <text:span text:style-name="T6">Defaulttiasetuksilla menee noin, mutta kaiken varalta</text:span></text:p>
      <text:p text:style-name="P2">16:56 &lt; Kaalanen&gt; Apumeininkiä Unity + Git:</text:p>
      <text:p text:style-name="P2">http://stackoverflow.com/questions/18225126/how-to-use-git-for-unity3d-source-control</text:p>
      <text:p text:style-name="P2">16:57 &lt; Kaalanen&gt; "External" -optiota ei ole</text:p>
      <text:p text:style-name="P2">16:58 &lt; Kaalanen&gt; gitignoressa ei ole tällä hetkellä vielä ihan kaikkia asioita</text:p>
      <text:p text:style-name="P4">                 <text:span text:style-name="T6">kunnossa: graffoja sun muita ei varmaan kannata säilöä gittiin</text:span></text:p>
      <text:p text:style-name="P1"><text:line-break/><text:line-break/><text:line-break/></text:p>
      <text:p text:style-name="P2">STORYGENERATOR</text:p>
      <text:p text:style-name="P2">aka</text:p>
      <text:p text:style-name="Text_20_body"/>
      <text:p text:style-name="P2">STORYMAATTORI</text:p>
      <text:p text:style-name="Text_20_body"/>
      <text:p text:style-name="P4">“<text:span text:style-name="T7">In the year 4XXX, (SPECIES) (ATTACKED/SURPRISED/AMBUSHED/BETRAYED) </text:span><text:soft-page-break/><text:span text:style-name="T7">(SPECIES) on (PLANET TYPE). The following is the story of (Name of HUMAN Army)s (OUR UNIT DESIGNATION) called the (XXX)”</text:span></text:p>
      <text:p text:style-name="Text_20_body"/>
      <text:p text:style-name="P2">Plääni:</text:p>
      <text:p text:style-name="Text_20_body"/>
      <text:p text:style-name="P2">Avaruusjääkärit (aka avaruusmarsut) ovat lähteneet supersalaiselle tehtävälle Spörölöö-3 -planeetalle. Koska tehtävä on niin salainen, ei sitä kerrota ennen tehtävän suorittamista.</text:p>
      <text:p text:style-name="Text_20_body"/>
      <text:p text:style-name="P2">Ennen tehtävälle lähtöä voidaan määrittää, kuinka (vähäinen) rahoitus jaetaan eri osien suhteen.</text:p>
      <text:list xml:id="list43235995" text:style-name="L1">
        <text:list-item>
          <text:p text:style-name="P23">Koulutus (kirjekurssit vai kahden vuoden intensiivikoulutus öhkömöhkiäisten lahtaamisessa) - vaikuttaa taistelukykyyn - mitä enemmän laitetaan, sitä parempia sotilaat ovat taistelemaan: Vaikuttaa osumiseen.</text:p>
        </text:list-item>
        <text:list-item>
          <text:p text:style-name="P23">Värväyspolitiikka (kaikki vai vain parhaat) - Vaikuttaa kuntoon. Sotilaat jaksavat tehdä asioita pidempään, Vaikuttaa marssinopeuteen yms.</text:p>
        </text:list-item>
        <text:list-item>
          <text:p text:style-name="P23">Aseteknologia (Ruosteiset puukot vai plasmakiväärit) - Vaikuttaa sotilaiden tehoon vs. öhkömöhkiäiset. </text:p>
        </text:list-item>
        <text:list-item>
          <text:p text:style-name="P23">Propaganda - Vaikuttaa moraaliin. Hyvä moraali: Sotilaat tekevät mitä tahdotaan, heikko moraali: Sotilaat tekevät mitä sattuu.</text:p>
        </text:list-item>
        <text:list-item>
          <text:p text:style-name="P23">Life-support - vaikuttaa tehtävälle lähtevien sotilaiden määrään: Mitä enemmän rahoitusta tänne, sitä enemmän sotilaita saa mukaan.</text:p>
        </text:list-item>
      </text:list>
      <text:p text:style-name="Text_20_body"/>
      <text:p text:style-name="P2">Jokaisella sotilaalla on em. statit, joiden avulla eventit ratkaistaan.</text:p>
      <text:p text:style-name="Text_20_body"/>
      <text:p text:style-name="P2">Eventit: On erilaisia eventtejä, joista tarina koostuu. Taistelueventit ja ei-taistelueventit. Taiselueventeissä sotilaat menevät ampumaan öhkömöhkiäisiä (ja ottavat selkäänsä enemmän tai vähemmän paljon). Ei-taistelueventeissä sotilaat toimivat toisten sotilaiden kanssa stattien (ja traittien?) määräämillä tavoilla. Eventit vaikuttavat sotilaisiin.</text:p>
      <text:p text:style-name="Text_20_body"/>
      <text:p text:style-name="P2">Taistelueventeissä asetetaan sotilaat tehtävälle (ja voidaan seurata tapahtumia jonkin kameran kautta?). Taistelun jälkeen saadaan raportti, joka sisältää transcriptin tapahtumista. </text:p>
      <text:p text:style-name="Text_20_body"/>
      <text:p text:style-name="P2">Ei-taistelueventtejä on esim. kloonaus: Science team ilmoittaa kloonausteknologiasta - valitse sotilas, joka kloonataan. Kloonaus kopioi sotilaan 100% paitsi jos kloonaus ei onnistu. Maanjäristykset, varkaudet yms. kanssa mahdollisia.</text:p>
      <text:p text:style-name="Text_20_body"/>
      <text:p text:style-name="P2"><text:soft-page-break/>Taistelusta selviäminen antaa expaa sotilaalle. Kun sotilas saa riittävästi expaa, saa tämä ylennyksen ja lisää tietoa sotilaasta aukeaa. Esim: värvätty - nimimerkki; alokas - lempiväri; korpraali - syy liittyä armeijaan… kapteeni - kaikki.</text:p>
      <text:p text:style-name="Text_20_body"/>
      <text:p text:style-name="P2">Eventtejä pyöritetään kunnes a) aika loppuu, b) otukset loppuvat, c) jääkärit loppuvat, d) jotain muuta, mitä? Kun eventtien pyöritys loppuu, esitetään pelin debriefing: Ketkä kuolivat (ja mihin), paljonko otuksia tapettiin jne. jne. </text:p>
      <text:p text:style-name="Text_20_body"/>
      <text:p text:style-name="P2">Jos onnistui salaisessa tehtävässä, saa taputuksia (ja nakitetaan toiselle salaiselle tehtävälle), jos sähläsi, rangaistukseksi nakitetaan toiselle salaiselle tehtävälle.</text:p>
      <text:p text:style-name="Text_20_body"/>
      <text:p text:style-name="P2">Paljon proseduraalista luontia; Maailma luodaan proseduraalisesti - onko se pieni, vai iso; onko se maan kaltainen, kuu vai vaikka avaruusasema (as in kuolontähti). Hahmot luodaan proseduraalisesti: Statit, luonne ja traitit arvotaan alussa. </text:p>
      <text:p text:style-name="Text_20_body"/>
      <text:h text:style-name="P20" text:outline-level="1">PLÄN OF CREATING THIS ACTUAL GAME</text:h>
      <text:h text:style-name="P19" text:outline-level="2">THE TOY: Characters</text:h>
      <text:p text:style-name="Text_20_body"/>
      <text:list xml:id="list43245182" text:style-name="L2">
        <text:list-item>
          <text:p text:style-name="P24">Hahmot</text:p>
        </text:list-item>
        <text:list-item>
          <text:p text:style-name="P24">Hahmo generaatio</text:p>
        </text:list-item>
        <text:list-item>
          <text:p text:style-name="P24">Combat &amp; Events</text:p>
        </text:list-item>
        <text:list-item>
          <text:p text:style-name="P24">Linking stuff ?</text:p>
        </text:list-item>
      </text:list>
      <text:p text:style-name="Text_20_body"/>
      <text:p text:style-name="P2">Muuta:</text:p>
      <text:p text:style-name="P2">Menu eli tapa katsoa hahmoja ja lähetellä missiolle</text:p>
      <text:p text:style-name="Text_20_body"/>
      <text:h text:style-name="P20" text:outline-level="1">USER INTERFACE</text:h>
      <text:p text:style-name="P2">Menu</text:p>
      <text:p text:style-name="P2">Start/Save/Load/quit</text:p>
      <text:p text:style-name="Text_20_body"/>
      <text:p text:style-name="P2">NEW GAME</text:p>
      <text:p text:style-name="P2">Briefing </text:p>
      <text:p text:style-name="P2">Squadin muodostus</text:p>
      <text:p text:style-name="P2"><text:soft-page-break/>-&gt; Actual game</text:p>
      <text:p text:style-name="Text_20_body"/>
      <text:p text:style-name="P2">PELI ITE</text:p>
      <text:p text:style-name="P2">Aika kuluttaa eteenpäin: WAR TIMER</text:p>
      <text:p text:style-name="P2">Squadis / New Mission / Historia</text:p>
      <text:p text:style-name="P2">Squad: Näyttää nykyiset.</text:p>
      <text:p text:style-name="P2">-&gt; Linkki hautuumaahan</text:p>
      <text:p text:style-name="P2">New Mission: LÄHETÄÄ RÖKITTÄÄÄ</text:p>
      <text:p text:style-name="P2">Historia</text:p>
      <text:p text:style-name="P2">Vanhojen missioden logit tms.</text:p>
      <text:p text:style-name="Text_20_body"/>
      <text:p text:style-name="P2">LÄHETÄÄ RÖKITTÄÄ </text:p>
      <text:p text:style-name="P2">Briefing</text:p>
      <text:p text:style-name="P2">Valitse sotilaat tehtävälle (osallistujamäärä vaihtelee mission typestä?)</text:p>
      <text:p text:style-name="P2">-Matka kohteeseen (solttu astuu miinan, ambush, eksyminen) -&gt; mahd </text:p>
      <text:p text:style-name="P10">Abort missioon?</text:p>
      <text:p text:style-name="P10">-KOHDE: Fierce combaat!</text:p>
      <text:p text:style-name="P10">-Return trip (samat ku matkalla?)</text:p>
      <text:p text:style-name="P10">Debriefing: Mission “Audiolog” kuolleet, promootiot, Komennon </text:p>
      <text:p text:style-name="P12">onnittelut / läksytykset</text:p>
      <text:p text:style-name="P12">-&gt; Back to main screen.</text:p>
      <text:p text:style-name="Text_20_body"/>
      <text:p text:style-name="P2">-&gt; PELI ENKUKS</text:p>
      <text:p text:style-name="Text_20_body"/>
      <text:p text:style-name="P2">Missiot luodaan yksi kerrallaan, niin, että on tiedossa vain seuraava.</text:p>
      <text:h text:style-name="P20" text:outline-level="1">MISSION:</text:h>
      <text:p text:style-name="P2">missionid</text:p>
      <text:p text:style-name="P2">Mission name</text:p>
      <text:p text:style-name="P2">Mission description?</text:p>
      <text:p text:style-name="P2"># of soldiers?</text:p>
      <text:p text:style-name="P2">Mission time</text:p>
      <text:p text:style-name="P2">Mission difficulty - vaikuttaa seuraavaan</text:p>
      <text:p text:style-name="Text_20_body"/>
      <text:p text:style-name="P2">kohde: tukikohta/barracks</text:p>
      <text:p text:style-name="P2">etäisyys: Lähellä/kaukana - kuinka monta matka-eventtiä meil on</text:p>
      <text:p text:style-name="P2"><text:soft-page-break/>Enemy type: Recruits/Troops/Elites/Crack - vaikuttaa kuinka kovia ne o - Crackit O MURHAA</text:p>
      <text:p text:style-name="P2">Enemy amount: depends. Oletettavasti ei kannata mennä tappelee isompia määriä vastaan.</text:p>
      <text:p text:style-name="P2">Mission type:</text:p>
      <text:p text:style-name="P2">Patrol - ei oletettavasti vihollisia mut jotai eventtei?</text:p>
      <text:p text:style-name="P2">Ambush - hyökkää pöpeliköstä, oletettavasti helpohko voitto</text:p>
      <text:p text:style-name="P2">Spy - vain kaks dudea, mahis </text:p>
      <text:p text:style-name="P2">Assault - normitappel</text:p>
      <text:p text:style-name="P2">Defend - Ole jossain ja pidä se. Mahd moneen tappeluun putkeen?</text:p>
      <text:p text:style-name="Text_20_body"/>
      <text:h text:style-name="P19" text:outline-level="2">SOTILAS:</text:h>
      <text:p text:style-name="P2">SolttuID: pelimekaniikkaa</text:p>
      <text:p text:style-name="P13"><text:span text:style-name="T3">Nimi:</text:span><text:span text:style-name="T1"> </text:span><text:span text:style-name="T3">(etunimi + sukunimi?)</text:span></text:p>
      <text:p text:style-name="P8">Callsign: Saa pistää ite tai muutaman combati jälkee sille generoidaa oma?</text:p>
      <text:p text:style-name="P8">Class: Sotilas, lääkintämies, heavy, … Saa classtreen mukaisia traitteja?</text:p>
      <text:p text:style-name="P9"><text:span text:style-name="T3">Rank:</text:span><text:span text:style-name="T1"> </text:span><text:span text:style-name="T3">Experieceä saa onnistuneista tehtävistä ja selviämisestä</text:span></text:p>
      <text:p text:style-name="Text_20_body"/>
      <text:p text:style-name="P2">Stats: (onko näkyviä ainakaa suoraa lukuina? TUskin)</text:p>
      <text:p text:style-name="P2">Constitution (ruumiinkunto - jos huono ni sairastuu tai failaa ja kuolee. Hyväst bonarei)</text:p>
      <text:p text:style-name="P2">Morale (mielenkunto - huono aiheuttaa panikointia yms. Itsemurha?)</text:p>
      <text:p text:style-name="P2">Combat skills (Vaikuttaa osumiseen taistelutssa)</text:p>
      <text:p text:style-name="P2">Gear (Vaikuttaa vihollisten vaurioittamiseen taistelussa) </text:p>
      <text:p text:style-name="P14">Ja TRAITS: (antavat bonuksia / miinuksia EVENTTEIHIN)</text:p>
      <text:p text:style-name="P26">Biologisia (Vahva, yksisilmäinen)</text:p>
      <text:p text:style-name="P11"><text:span text:style-name="T3">Koulutusta</text:span><text:span text:style-name="T1"> </text:span><text:span text:style-name="T3">(Good/bad shot, engineer, Hyvä kokki, </text:span></text:p>
      <text:p text:style-name="P11"><text:span text:style-name="T3">Materiaalia</text:span><text:span text:style-name="T1"> </text:span><text:span text:style-name="T3">(lemmikkikoira :P )</text:span></text:p>
      <text:p text:style-name="P11"><text:span text:style-name="T3">other?</text:span><text:span text:style-name="T1"> </text:span><text:span text:style-name="T3">(alkoholisti, aina niin vitun positiivinen)</text:span></text:p>
      <text:p text:style-name="P11"><text:span text:style-name="T3">class</text:span><text:span text:style-name="T1"> </text:span><text:span text:style-name="T3">(Medic, Rockets, …)</text:span></text:p>
      <text:p text:style-name="P1"><text:line-break/><text:line-break/><text:line-break/></text:p>
      <text:p text:style-name="P2">class soldier</text:p>
      <text:p text:style-name="P2">int id</text:p>
      <text:p text:style-name="P2">string name</text:p>
      <text:p text:style-name="P2">string callsign</text:p>
      <text:p text:style-name="P2">int class</text:p>
      <text:p text:style-name="P2"><text:soft-page-break/>int exp</text:p>
      <text:p text:style-name="P2">int statit[]</text:p>
      <text:p text:style-name="P2">int traitit - traiteilla oma numeronsa: Yksisilmäinen 1; Kokki 2; … Kaivetaan tästä bitteinä ulos: 0011 = yksisilmäinen kokki.</text:p>
      <text:h text:style-name="P21" text:outline-level="2">tekstejä mitä tarvitaan:</text:h>
      <text:p text:style-name="Text_20_body"/>
      <text:p text:style-name="P5"><text:span text:style-name="T3">0</text:span><text:span text:style-name="T1"> </text:span><text:span text:style-name="T3">substantiivi</text:span></text:p>
      <text:p text:style-name="P5"><text:span text:style-name="T3">1</text:span><text:span text:style-name="T1"> </text:span><text:span text:style-name="T3">verbi</text:span></text:p>
      <text:p text:style-name="P5"><text:span text:style-name="T3">2</text:span><text:span text:style-name="T1"> </text:span><text:span text:style-name="T3">adverbi </text:span></text:p>
      <text:p text:style-name="P5"><text:span text:style-name="T3">3</text:span><text:span text:style-name="T1"> </text:span><text:span text:style-name="T3">adjektiivi</text:span></text:p>
      <text:p text:style-name="Text_20_body"/>
      <text:p text:style-name="P5"><text:span text:style-name="T3">4</text:span><text:span text:style-name="T1"> </text:span><text:span text:style-name="T3">callsign = adjektiivi + substantiivi</text:span></text:p>
      <text:p text:style-name="Text_20_body"/>
      <text:p text:style-name="P5"><text:span text:style-name="T3">6</text:span><text:span text:style-name="T1"> </text:span><text:span text:style-name="T3">miehen etunimi</text:span></text:p>
      <text:p text:style-name="P5"><text:span text:style-name="T3">7</text:span><text:span text:style-name="T1"> </text:span><text:span text:style-name="T3">naisen etunimi</text:span></text:p>
      <text:p text:style-name="P5"><text:span text:style-name="T3">8</text:span><text:span text:style-name="T1"> </text:span><text:span text:style-name="T3">sukunimi</text:span></text:p>
      <text:p text:style-name="Text_20_body"/>
      <text:p text:style-name="P5"><text:span text:style-name="T3">9</text:span><text:span text:style-name="T1"> </text:span><text:span text:style-name="T3">alieneiden nimi</text:span></text:p>
      <text:p text:style-name="Text_20_body"/>
      <text:p text:style-name="P2">4-8 käytetään sotilaan luonnissa</text:p>
      <text:p text:style-name="P1"><text:line-break/></text:p>
      <text:h text:style-name="P22" text:outline-level="1">Stuffaa scene.unity:</text:h>
      <text:p text:style-name="Text_20_body"/>
      <text:p text:style-name="P2">MainView: pelimenu: seuraava eventti, näytä aktiiviset sotilaat, näytä kuolleet sotilaat, näytä tehtävähistoria</text:p>
      <text:p text:style-name="Text_20_body"/>
      <text:p text:style-name="P2">SquadView: sotilasnäyttö, näyttää sotilaan kuvan, tiedot. seuraava sotilas, edellinen sotilas, poistu.</text:p>
      <text:p text:style-name="Text_20_body"/>
      <text:p text:style-name="P2">Graveyard View: kuolleet, ks. yllä.</text:p>
      <text:p text:style-name="Text_20_body"/>
      <text:p text:style-name="P2">Mission View: tehtävät: näyttää tehtävän tiedot: ketä mukana, mitä tapahtui, kuka kuoli. seuraava, edellinen, poistu.</text:p>
      <text:p text:style-name="Text_20_body"/>
      <text:h text:style-name="P20" text:outline-level="1">COMBAT</text:h>
      <text:p text:style-name="P2">Jokaisella hahmolla Initiative.</text:p>
      <text:p text:style-name="P2">Initiative random, pienempi on parempi (kuinka useasti toimii). Scale 25-35ish, </text:p>
      <text:p text:style-name="P5"><text:span text:style-name="T3">-10</text:span><text:span text:style-name="T1"> </text:span><text:span text:style-name="T3">fast</text:span></text:p>
      <text:p text:style-name="P5"><text:span text:style-name="T3">+10</text:span><text:span text:style-name="T1"> </text:span><text:span text:style-name="T3">slow</text:span></text:p>
      <text:p text:style-name="P5"><text:span text:style-name="T3">+20</text:span><text:span text:style-name="T1"> </text:span><text:span text:style-name="T3">idiot</text:span></text:p>
      <text:p text:style-name="Text_20_body"/>
      <text:p text:style-name="P5"><text:span text:style-name="T4">Event:</text:span><text:span text:style-name="T1"> </text:span><text:span text:style-name="T3">Shoot Enemy</text:span></text:p>
      <text:p text:style-name="P5"><text:span text:style-name="T3">Fires when:</text:span><text:span text:style-name="T1"> </text:span><text:span text:style-name="T3">Initiativesykli</text:span></text:p>
      <text:p text:style-name="Text_20_body"/>
      <text:p text:style-name="P5"><text:span text:style-name="T3">50 %</text:span><text:span text:style-name="T1"> </text:span><text:span text:style-name="T3">50%</text:span><text:span text:style-name="T1"> </text:span><text:span text:style-name="T3">Hits enemy</text:span><text:span text:style-name="T1"> </text:span><text:span text:style-name="T3">-&gt; Check if Kills/Wounds -&gt; vähennä enemy </text:span></text:p>
      <text:p text:style-name="P15">numbers + add to soldier.kills</text:p>
      <text:p text:style-name="P5"><text:span text:style-name="T3">50-60%</text:span><text:span text:style-name="T1"> </text:span><text:span text:style-name="T3">10%</text:span><text:span text:style-name="T1"> </text:span><text:span text:style-name="T3">Both miss</text:span></text:p>
      <text:p text:style-name="P5"><text:span text:style-name="T3">60-90%</text:span><text:span text:style-name="T1"> </text:span><text:span text:style-name="T3">30%</text:span><text:span text:style-name="T1"> </text:span><text:span text:style-name="T3">Soldier hit -&gt; Check if wounded/killed (armor)</text:span></text:p>
      <text:p text:style-name="P5"><text:span text:style-name="T3">90+</text:span><text:span text:style-name="T1"> </text:span><text:span text:style-name="T3">10%</text:span><text:span text:style-name="T1"> </text:span><text:span text:style-name="T3">Soldier Dead</text:span><text:span text:style-name="T1"> </text:span><text:span text:style-name="T3">-&gt; Just Dead</text:span></text:p>
      <text:p text:style-name="Text_20_body"/>
      <text:p text:style-name="P2">MODIFIERS:</text:p>
      <text:p text:style-name="P2">+/- ero Soldier.combatskill vs difficulty</text:p>
      <text:p text:style-name="P5"><text:span text:style-name="T3">+10</text:span><text:span text:style-name="T1"> </text:span><text:span text:style-name="T3">accurare</text:span><text:span text:style-name="T1"> </text:span><text:span text:style-name="T3">direct</text:span></text:p>
      <text:p text:style-name="P5"><text:span text:style-name="T3">- inaccurate</text:span><text:span text:style-name="T1"> </text:span><text:span text:style-name="T3">10% hits enemy -&gt; both miss</text:span></text:p>
      <text:p text:style-name="P5"><text:span text:style-name="T3">+/-</text:span><text:span text:style-name="T1"> </text:span><text:span text:style-name="T3">crazy</text:span><text:span text:style-name="T1"> </text:span><text:span text:style-name="T3">Random per combat? varmaa +/- 20</text:span></text:p>
      <text:p text:style-name="P5"><text:soft-page-break/><text:span text:style-name="T3">+5</text:span><text:span text:style-name="T1"> </text:span><text:span text:style-name="T3">heroic</text:span><text:span text:style-name="T1"> </text:span><text:span text:style-name="T3">direct</text:span></text:p>
      <text:p text:style-name="P5"><text:span text:style-name="T3">+</text:span><text:span text:style-name="T1"> </text:span><text:span text:style-name="T3">fast</text:span><text:span text:style-name="T1"> </text:span><text:span text:style-name="T3">both miss +5</text:span><text:span text:style-name="T1"> </text:span><text:span text:style-name="T3">(fastist ei liia voimakasta, vähentäköö vaa nothit chancea)</text:span></text:p>
      <text:p text:style-name="P5"><text:span text:style-name="T3">-20</text:span><text:span text:style-name="T1"> </text:span><text:span text:style-name="T3">idiot</text:span><text:span text:style-name="T1"> </text:span><text:span text:style-name="T3">direct.</text:span></text:p>
      <text:p text:style-name="P5"><text:span text:style-name="T3">-10</text:span><text:span text:style-name="T1"> </text:span><text:span text:style-name="T3">wounded</text:span><text:span text:style-name="T1"> </text:span><text:span text:style-name="T3">direct</text:span></text:p>
      <text:p text:style-name="P1"><text:line-break/></text:p>
      <text:p text:style-name="P3">HIT target:</text:p>
      <text:p text:style-name="P2">Compare weapon vs enemy armor. just that. JOs ase riittävän paljo parempi nii tapa vaa suoraan</text:p>
      <text:p text:style-name="Text_20_body"/>
      <text:p text:style-name="P3">Soldier hit</text:p>
      <text:p text:style-name="P2">Compare enemy weapon vs soldier armor.</text:p>
      <text:p text:style-name="Text_20_body"/>
      <text:p text:style-name="P2">20% soldier dead</text:p>
      <text:p text:style-name="P5"><text:span text:style-name="T3">20-60% wounded</text:span><text:span text:style-name="T1"> </text:span><text:span text:style-name="T3">vähennä soldier.constitution  &amp; morale- saa Wounded-traitin.</text:span></text:p>
      <text:p text:style-name="P5"><text:span text:style-name="T3">60-100</text:span><text:span text:style-name="T1"> </text:span><text:span text:style-name="T3">No effect</text:span></text:p>
      <text:p text:style-name="Text_20_body"/>
      <text:p text:style-name="P2">MODIFIERS</text:p>
      <text:p text:style-name="P5"><text:span text:style-name="T3">-10</text:span><text:span text:style-name="T1"> </text:span><text:span text:style-name="T3">WOUNDED-Trait</text:span></text:p>
      <text:p text:style-name="P5"><text:span text:style-name="T3">+10</text:span><text:span text:style-name="T1"> </text:span><text:span text:style-name="T3">if  there is medic in squad?</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OpenSymbol1" svg:font-family="OpenSymbol"/>
    <style:font-face style:name="Trebuchet MS" svg:font-family="'Trebuchet M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text-properties style:font-name="Liberation Serif"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text-properties style:font-name="Liberation Serif"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5-20T19:04:44.068000000</meta:creation-date>
    <dc:date>2015-05-20T23:23:38.24</dc:date>
    <meta:editing-duration>PT31M38S</meta:editing-duration>
    <meta:editing-cycles>15</meta:editing-cycles>
    <meta:generator>OpenOffice.org/3.3$Win32 OpenOffice.org_project/330m20$Build-9567</meta:generator>
    <dc:creator>N N</dc:creator>
    <meta:document-statistic meta:table-count="0" meta:image-count="0" meta:object-count="0" meta:page-count="16" meta:paragraph-count="203" meta:word-count="1618" meta:character-count="11172"/>
  </office:meta>
</office:document-meta>
</file>